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 office:value-type="string">
            <text:p>The laboratory is presently under investigation
by His Majesty's Chivalric Order.</text:p>
          </table:table-cell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 office:value-type="string">
            <text:p>Please keep clea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